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6A0304FDB753EF9AD3.png" manifest:media-type="image/png"/>
  <manifest:file-entry manifest:full-path="Pictures/10000201000000C7000000EFC4E440FAFBF98514.png" manifest:media-type="image/png"/>
  <manifest:file-entry manifest:full-path="Pictures/10000201000001330000014E2D5F11A663569725.png" manifest:media-type="image/png"/>
  <manifest:file-entry manifest:full-path="Pictures/1000A8A4000010B10000138F8D72D08E7BD22A1A.svg" manifest:media-type="image/svg+xml"/>
  <manifest:file-entry manifest:full-path="Pictures/1000A30400001A5D00001F990C760B2498CFFABB.svg" manifest:media-type="image/svg+xml"/>
  <manifest:file-entry manifest:full-path="Pictures/100002010000007E00000094A7F27CC668209847.png" manifest:media-type="image/png"/>
  <manifest:file-entry manifest:full-path="Pictures/100022C000000F4F000015069FFCAEAB1ED3A365.svg" manifest:media-type="image/svg+xml"/>
  <manifest:file-entry manifest:full-path="Pictures/10000201000000740000009FCD918047722C23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ff" draw:opacity="10%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3.4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9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0" style:family="graphic" style:parent-style-name="standard">
      <style:graphic-properties draw:stroke="none" svg:stroke-color="#000000" draw:fill="none" draw:fill-color="#ffffff" fo:min-height="0.323cm"/>
    </style:style>
    <style:style style:name="gr1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024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="solid" draw:fill-color="#ffcc00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333333" draw:marker-start-width="0.242cm" draw:marker-end-width="0.242cm" draw:fill="solid" draw:fill-color="#ffcc00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333333" draw:marker-start-width="0.242cm" draw:marker-end-width="0.242cm" draw:fill="solid" draw:fill-color="#ffff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808080" draw:marker-start-width="0.242cm" draw:marker-end-width="0.242cm" draw:fill="solid" draw:fill-color="#ffcc00" draw:textarea-horizontal-align="justify" draw:textarea-vertical-align="middle" draw:auto-grow-height="false" fo:min-height="0.084cm" fo:min-width="3.492cm" fo:padding-top="0.139cm" fo:padding-bottom="0.139cm" fo:padding-left="0.264cm" fo:padding-right="0.264cm"/>
    </style:style>
    <style:style style:name="gr2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6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22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534cm" fo:min-width="1.404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svg:stroke-color="#333333" draw:marker-start-width="0.242cm" draw:marker-end-width="0.242cm" draw:fill="solid" draw:fill-color="#00ccff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333333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808080" draw:marker-start-width="0.242cm" draw:marker-end-width="0.242cm" draw:fill="solid" draw:fill-color="#00ccff" draw:textarea-horizontal-align="justify" draw:textarea-vertical-align="middle" draw:auto-grow-height="false" fo:min-height="0.084cm" fo:min-width="6.662cm" fo:padding-top="0.139cm" fo:padding-bottom="0.139cm" fo:padding-left="0.264cm" fo:padding-right="0.264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7.75cm" fo:min-width="30.4cm"/>
    </style:style>
    <style:style style:name="gr28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99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dash" draw:stroke-dash="Line_20_Style_20_9" svg:stroke-width="0.081cm" svg:stroke-color="#00ccff" draw:marker-start-width="0.321cm" draw:marker-end-width="0.321cm" draw:fill="solid" draw:fill-color="#00ccff" draw:opacity="20%" draw:textarea-horizontal-align="justify" draw:textarea-vertical-align="middle" draw:auto-grow-height="false" fo:min-height="3.28cm" fo:min-width="14.43cm" fo:padding-top="0.165cm" fo:padding-bottom="0.165cm" fo:padding-left="0.29cm" fo:padding-right="0.29cm"/>
    </style:style>
    <style:style style:name="gr32" style:family="graphic" style:parent-style-name="standard">
      <style:graphic-properties draw:stroke="dash" draw:stroke-dash="Line_20_Style_20_9" svg:stroke-width="0.081cm" svg:stroke-color="#ffcc00" draw:marker-start-width="0.321cm" draw:marker-end-width="0.321cm" draw:fill="solid" draw:fill-color="#ffcc00" draw:opacity="20%" draw:textarea-horizontal-align="justify" draw:textarea-vertical-align="middle" draw:auto-grow-height="false" fo:min-height="4.454cm" fo:min-width="17.304cm" fo:padding-top="0.165cm" fo:padding-bottom="0.165cm" fo:padding-left="0.29cm" fo:padding-right="0.29cm"/>
    </style:style>
    <style:style style:name="gr33" style:family="graphic" style:parent-style-name="standard">
      <style:graphic-properties svg:stroke-width="0.035cm" svg:stroke-color="#333333" draw:marker-start-width="0.252cm" draw:marker-end-width="0.252cm" draw:fill-color="#808080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34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67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5" style:family="graphic" style:parent-style-name="objectwithoutfill">
      <style:graphic-properties draw:stroke="dash" draw:stroke-dash="Line_20_Style_20_9" svg:stroke-width="0.081cm" svg:stroke-color="#00cc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draw:stroke="dash" draw:stroke-dash="Line_20_Style_20_9"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9.85cm" fo:min-width="23.3cm"/>
    </style:style>
    <style:style style:name="P1" style:family="paragraph">
      <loext:graphic-properties draw:fill="solid" draw:fill-color="#00ccff" draw:opacity="10%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cc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000000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-color="#ff420e" draw:opacity="87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00ccff" draw:opacity="10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cc00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="solid" draw:fill-color="#ffcc00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="solid" draw:fill-color="#00ccff"/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solid" draw:fill-color="#00cc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solid" draw:fill-color="#00ccff" draw:opacity="20%"/>
      <style:paragraph-properties fo:text-align="center"/>
    </style:style>
    <style:style style:name="P23" style:family="paragraph">
      <loext:graphic-properties draw:fill="solid" draw:fill-color="#ffcc00" draw:opacity="20%"/>
      <style:paragraph-properties fo:text-align="center"/>
    </style:style>
    <style:style style:name="P24" style:family="paragraph">
      <loext:graphic-properties draw:fill-color="#808080" draw:opacity="10%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f420e" draw:opacity="87%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cc" fo:font-weight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7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xml:id="id1" draw:id="id1" draw:layer="layout" svg:width="3.8cm" svg:height="0.962cm" svg:x="13.124cm" svg:y="2.024cm">
          <draw:text-box>
            <text:p text:style-name="P3"><text:span text:style-name="T1">VEDA</text:span></text:p>
          </draw:text-box>
        </draw:frame>
        <draw:custom-shape draw:style-name="gr2" draw:text-style-name="P2" draw:layer="layout" svg:width="4cm" svg:height="1cm" svg:x="1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2" draw:id="id2" draw:layer="layout" svg:width="3.8cm" svg:height="0.962cm" svg:x="13.142cm" svg:y="5.018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18.01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9" draw:id="id9" draw:layer="layout" svg:width="3.8cm" svg:height="0.962cm" svg:x="18.108cm" svg:y="5.012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3.036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xml:id="id3" draw:id="id3" draw:layer="layout" svg:width="3.8cm" svg:height="0.962cm" svg:x="3.16cm" svg:y="5.019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8.03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3.8cm" svg:height="0.962cm" svg:x="8.126cm" svg:y="5.013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2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3.8cm" svg:height="0.962cm" svg:x="23.114cm" svg:y="5.006cm">
          <draw:text-box>
            <text:p text:style-name="P3"><text:span text:style-name="T2">Аспект</text:span></text:p>
          </draw:text-box>
        </draw:frame>
        <draw:connector draw:style-name="gr4" draw:text-style-name="P7" draw:layer="layout" draw:type="line" svg:x1="15.024cm" svg:y1="2.986cm" svg:x2="15.042cm" svg:y2="5.018cm" draw:start-shape="id1" draw:start-glue-point="2" draw:end-shape="id2" draw:end-glue-point="0" svg:d="M15024 2986l18 2032" svg:viewBox="0 0 19 2033">
          <text:p/>
        </draw:connector>
        <draw:connector draw:style-name="gr5" draw:text-style-name="P3" draw:layer="layout" draw:line-skew="-0.206cm" svg:x1="5.06cm" svg:y1="5.019cm" svg:x2="25.014cm" svg:y2="5.006cm" draw:start-shape="id3" draw:start-glue-point="0" draw:end-shape="id4" svg:d="M5060 5019v-719h19954v706" svg:viewBox="0 0 19955 720">
          <text:p/>
        </draw:connector>
        <draw:custom-shape draw:style-name="gr6" draw:text-style-name="P2" draw:layer="layout" svg:width="2.445cm" svg:height="0.783cm" svg:x="16.8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445cm" svg:height="0.782cm" svg:x="10.774cm" svg:y="7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5" draw:id="id5" draw:layer="layout" svg:width="2.322cm" svg:height="0.729cm" svg:x="10.85cm" svg:y="7.332cm">
          <draw:text-box>
            <text:p text:style-name="P3"><text:span text:style-name="T3">Бланки</text:span></text:p>
          </draw:text-box>
        </draw:frame>
        <draw:custom-shape draw:style-name="gr6" draw:text-style-name="P2" draw:layer="layout" svg:width="2.445cm" svg:height="0.783cm" svg:x="13.826cm" svg:y="7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7" draw:id="id7" draw:layer="layout" svg:width="2.322cm" svg:height="0.729cm" svg:x="13.874cm" svg:y="7.333cm">
          <draw:text-box>
            <text:p text:style-name="P3"><text:span text:style-name="T3">Реестры</text:span></text:p>
          </draw:text-box>
        </draw:frame>
        <draw:frame draw:style-name="gr8" draw:text-style-name="P8" xml:id="id6" draw:id="id6" draw:layer="layout" svg:width="2.322cm" svg:height="0.729cm" svg:x="16.922cm" svg:y="7.334cm">
          <draw:text-box>
            <text:p text:style-name="P3"><text:span text:style-name="T3">Отчеты</text:span></text:p>
          </draw:text-box>
        </draw:frame>
        <draw:connector draw:style-name="gr5" draw:text-style-name="P3" draw:layer="layout" svg:x1="12.011cm" svg:y1="7.332cm" svg:x2="18.083cm" svg:y2="7.334cm" draw:start-shape="id5" draw:start-glue-point="0" draw:end-shape="id6" draw:end-glue-point="0" svg:d="M12011 7332v-500h6072v502" svg:viewBox="0 0 6073 503">
          <text:p/>
        </draw:connector>
        <draw:connector draw:style-name="gr4" draw:text-style-name="P7" draw:layer="layout" draw:type="line" svg:x1="15.042cm" svg:y1="5.98cm" svg:x2="15.035cm" svg:y2="7.333cm" draw:start-shape="id2" draw:start-glue-point="2" draw:end-shape="id7" draw:end-glue-point="0" svg:d="M15042 5980l-7 1353" svg:viewBox="0 0 8 1354">
          <text:p/>
        </draw:connector>
        <draw:connector draw:style-name="gr5" draw:text-style-name="P3" draw:layer="layout" draw:line-skew="-0.212cm" svg:x1="10.026cm" svg:y1="5.013cm" svg:x2="20.008cm" svg:y2="5.012cm" draw:start-shape="id8" draw:start-glue-point="0" draw:end-shape="id9" svg:d="M10026 5013v-713h9982v712" svg:viewBox="0 0 9983 714">
          <text:p/>
        </draw:connector>
      </draw:page>
      <draw:page draw:name="page2" draw:style-name="dp1" draw:master-page-name="Обычный">
        <draw:g>
          <draw:custom-shape draw:style-name="gr9" draw:text-style-name="P9" xml:id="id10" draw:id="id10" draw:layer="layout" svg:width="2.445cm" svg:height="0.782cm" svg:x="-0.592cm" svg:y="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-0.516cm" svg:y="4.031cm">
            <draw:text-box>
              <text:p text:style-name="P3"><text:span text:style-name="T4">Контрагенты</text:span></text:p>
            </draw:text-box>
          </draw:frame>
          <draw:custom-shape draw:style-name="gr11" draw:text-style-name="P11" xml:id="id12" draw:id="id12" draw:layer="layout" svg:width="4cm" svg:height="0.699cm" svg:x="4.653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4" draw:id="id14" draw:layer="layout" svg:width="2.445cm" svg:height="0.782cm" svg:x="2.425cm" svg:y="3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.501cm" svg:y="4.029cm">
            <draw:text-box>
              <text:p text:style-name="P3"><text:span text:style-name="T4">Закупки</text:span></text:p>
            </draw:text-box>
          </draw:frame>
          <draw:custom-shape draw:style-name="gr12" draw:text-style-name="P9" xml:id="id13" draw:id="id13" draw:layer="layout" svg:width="2.558cm" svg:height="0.782cm" svg:x="5.382cm" svg:y="3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5.141cm" svg:y="4.027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5" draw:id="id15" draw:layer="layout" svg:width="2.445cm" svg:height="0.782cm" svg:x="8.459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8.535cm" svg:y="3.87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xml:id="id11" draw:id="id11" draw:layer="layout" svg:width="2.445cm" svg:height="0.782cm" svg:x="11.476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1.552cm" svg:y="4.023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0.63cm" svg:y1="3.912cm" svg:x2="12.698cm" svg:y2="3.904cm" draw:start-shape="id10" draw:start-glue-point="0" draw:end-shape="id11" svg:d="M630 3912v-526h12068v518" svg:viewBox="0 0 12069 527">
            <text:p/>
          </draw:connector>
          <draw:connector draw:style-name="gr4" draw:text-style-name="P7" draw:layer="layout" draw:type="line" svg:x1="6.653cm" svg:y1="2.899cm" svg:x2="6.661cm" svg:y2="3.908cm" draw:start-shape="id12" draw:start-glue-point="2" draw:end-shape="id13" draw:end-glue-point="0" svg:d="M6653 2899l8 1009" svg:viewBox="0 0 9 1010">
            <text:p/>
          </draw:connector>
          <draw:connector draw:style-name="gr5" draw:text-style-name="P3" draw:layer="layout" svg:x1="3.647cm" svg:y1="3.91cm" svg:x2="9.681cm" svg:y2="3.906cm" draw:start-shape="id14" draw:start-glue-point="0" draw:end-shape="id15" svg:d="M3647 3910v-522h6034v518" svg:viewBox="0 0 6035 523">
            <text:p/>
          </draw:connector>
          <draw:frame draw:style-name="gr15" draw:text-style-name="P13" draw:layer="layout" svg:width="0.502cm" svg:height="1.195cm" svg:x="6.317cm" svg:y="2.499cm">
            <draw:text-box>
              <text:p/>
            </draw:text-box>
          </draw:frame>
          <draw:custom-shape draw:style-name="gr16" draw:text-style-name="P14" draw:layer="layout" svg:width="2.018cm" svg:height="0.6cm" svg:x="2.9cm" svg:y="5.5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1cm" svg:y="6.3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2cm" svg:y="7.1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.6cm" svg:y1="4.7cm" svg:x2="2.6cm" svg:y2="7.4cm">
            <text:p/>
          </draw:line>
          <draw:line draw:style-name="gr18" draw:text-style-name="P15" draw:layer="layout" svg:x1="2.6cm" svg:y1="5.8cm" svg:x2="2.9cm" svg:y2="5.8cm">
            <text:p/>
          </draw:line>
          <draw:line draw:style-name="gr18" draw:text-style-name="P15" draw:layer="layout" svg:x1="2.6cm" svg:y1="6.6cm" svg:x2="2.9cm" svg:y2="6.6cm">
            <text:p/>
          </draw:line>
          <draw:line draw:style-name="gr18" draw:text-style-name="P15" draw:layer="layout" svg:x1="2.6cm" svg:y1="7.4cm" svg:x2="2.9cm" svg:y2="7.4cm">
            <text:p/>
          </draw:line>
          <draw:line draw:style-name="gr17" draw:text-style-name="P7" draw:layer="layout" svg:x1="11.64cm" svg:y1="4.686cm" svg:x2="11.64cm" svg:y2="6.612cm">
            <text:p/>
          </draw:line>
          <draw:line draw:style-name="gr17" draw:text-style-name="P7" draw:layer="layout" svg:x1="11.64cm" svg:y1="5.8cm" svg:x2="11.94cm" svg:y2="5.8cm">
            <text:p/>
          </draw:line>
          <draw:line draw:style-name="gr17" draw:text-style-name="P7" draw:layer="layout" svg:x1="11.64cm" svg:y1="6.6cm" svg:x2="11.94cm" svg:y2="6.6cm">
            <text:p/>
          </draw:line>
          <draw:custom-shape draw:style-name="gr19" draw:text-style-name="P16" draw:layer="layout" svg:width="2.018cm" svg:height="0.6cm" svg:x="11.937cm" svg:y="5.5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1.938cm" svg:y="6.3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8.617cm" svg:y1="4.699cm" svg:x2="8.617cm" svg:y2="5.813cm">
            <text:p/>
          </draw:line>
          <draw:line draw:style-name="gr17" draw:text-style-name="P7" draw:layer="layout" svg:x1="8.617cm" svg:y1="5.801cm" svg:x2="8.917cm" svg:y2="5.801cm">
            <text:p/>
          </draw:line>
          <draw:custom-shape draw:style-name="gr19" draw:text-style-name="P16" draw:layer="layout" svg:width="2.018cm" svg:height="0.6cm" svg:x="8.914cm" svg:y="5.502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5.594cm" svg:y1="4.7cm" svg:x2="5.594cm" svg:y2="5.814cm">
            <text:p/>
          </draw:line>
          <draw:line draw:style-name="gr17" draw:text-style-name="P7" draw:layer="layout" svg:x1="5.594cm" svg:y1="5.802cm" svg:x2="5.894cm" svg:y2="5.802cm">
            <text:p/>
          </draw:line>
          <draw:custom-shape draw:style-name="gr19" draw:text-style-name="P16" draw:layer="layout" svg:width="2.018cm" svg:height="0.6cm" svg:x="5.891cm" svg:y="5.503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-0.447cm" svg:y1="4.687cm" svg:x2="-0.447cm" svg:y2="6.613cm">
            <text:p/>
          </draw:line>
          <draw:line draw:style-name="gr18" draw:text-style-name="P15" draw:layer="layout" svg:x1="-0.447cm" svg:y1="5.801cm" svg:x2="-0.147cm" svg:y2="5.801cm">
            <text:p/>
          </draw:line>
          <draw:line draw:style-name="gr18" draw:text-style-name="P15" draw:layer="layout" svg:x1="-0.447cm" svg:y1="6.601cm" svg:x2="-0.147cm" svg:y2="6.601cm">
            <text:p/>
          </draw:line>
          <draw:custom-shape draw:style-name="gr16" draw:text-style-name="P14" draw:layer="layout" svg:width="2.018cm" svg:height="0.6cm" svg:x="-0.15cm" svg:y="5.5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-0.149cm" svg:y="6.3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draw:layer="layout" svg:width="4.058cm" svg:height="0.4cm" svg:x="9.9cm" svg:y="7.6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1" draw:layer="layout" svg:width="4cm" svg:height="0.7cm" svg:x="21.292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6" draw:id="id16" draw:layer="layout" svg:width="2.445cm" svg:height="0.782cm" svg:x="17.524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17.6cm" svg:y="4.017cm">
            <draw:text-box>
              <text:p text:style-name="P3"><text:span text:style-name="T4">Аудиты</text:span></text:p>
            </draw:text-box>
          </draw:frame>
          <draw:custom-shape draw:style-name="gr12" draw:text-style-name="P9" xml:id="id18" draw:id="id18" draw:layer="layout" svg:width="2.558cm" svg:height="0.782cm" svg:x="20.499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20.24cm" svg:y="4.003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7" draw:id="id17" draw:layer="layout" svg:width="2.445cm" svg:height="0.782cm" svg:x="23.558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23.634cm" svg:y="3.8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26.575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xml:id="id19" draw:id="id19" draw:layer="layout" svg:width="2.322cm" svg:height="0.573cm" svg:x="26.651cm" svg:y="4.017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18.746cm" svg:y1="3.917cm" svg:x2="24.78cm" svg:y2="3.917cm" draw:start-shape="id16" draw:start-glue-point="0" draw:end-shape="id17" svg:d="M18746 3917v-518h6034v518" svg:viewBox="0 0 6035 519">
            <text:p/>
          </draw:connector>
          <draw:frame draw:style-name="gr15" draw:text-style-name="P13" draw:layer="layout" svg:width="0.502cm" svg:height="1.195cm" svg:x="21.416cm" svg:y="2.5cm">
            <draw:text-box>
              <text:p/>
            </draw:text-box>
          </draw:frame>
          <draw:custom-shape draw:style-name="gr22" draw:text-style-name="P18" draw:layer="layout" svg:width="2.018cm" svg:height="0.6cm" svg:x="17.999cm" svg:y="5.5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18cm" svg:y="6.3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7.701cm" svg:y1="6.765cm" svg:x2="17.701cm" svg:y2="4.684cm">
            <text:p/>
          </draw:line>
          <draw:line draw:style-name="gr24" draw:text-style-name="P19" draw:layer="layout" svg:x1="17.699cm" svg:y1="5.801cm" svg:x2="17.999cm" svg:y2="5.801cm">
            <text:p/>
          </draw:line>
          <draw:line draw:style-name="gr24" draw:text-style-name="P19" draw:layer="layout" svg:x1="17.699cm" svg:y1="6.755cm" svg:x2="17.999cm" svg:y2="6.755cm">
            <text:p/>
          </draw:line>
          <draw:line draw:style-name="gr17" draw:text-style-name="P7" draw:layer="layout" svg:x1="26.739cm" svg:y1="4.687cm" svg:x2="26.739cm" svg:y2="6.613cm">
            <text:p/>
          </draw:line>
          <draw:line draw:style-name="gr25" draw:text-style-name="P20" draw:layer="layout" svg:x1="26.739cm" svg:y1="5.801cm" svg:x2="27.039cm" svg:y2="5.801cm">
            <text:p/>
          </draw:line>
          <draw:line draw:style-name="gr25" draw:text-style-name="P20" draw:layer="layout" svg:x1="26.739cm" svg:y1="6.601cm" svg:x2="27.039cm" svg:y2="6.601cm">
            <text:p/>
          </draw:line>
          <draw:custom-shape draw:style-name="gr19" draw:text-style-name="P16" draw:layer="layout" svg:width="2.018cm" svg:height="0.6cm" svg:x="27.036cm" svg:y="5.502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27.037cm" svg:y="6.303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3.716cm" svg:y1="4.7cm" svg:x2="23.716cm" svg:y2="5.814cm">
            <text:p/>
          </draw:line>
          <draw:line draw:style-name="gr25" draw:text-style-name="P20" draw:layer="layout" svg:x1="23.716cm" svg:y1="5.802cm" svg:x2="24.016cm" svg:y2="5.802cm">
            <text:p/>
          </draw:line>
          <draw:custom-shape draw:style-name="gr19" draw:text-style-name="P16" draw:layer="layout" svg:width="2.018cm" svg:height="0.6cm" svg:x="24.013cm" svg:y="5.5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0.693cm" svg:y1="4.701cm" svg:x2="20.693cm" svg:y2="5.815cm">
            <text:p/>
          </draw:line>
          <draw:line draw:style-name="gr25" draw:text-style-name="P20" draw:layer="layout" svg:x1="20.693cm" svg:y1="5.803cm" svg:x2="20.993cm" svg:y2="5.803cm">
            <text:p/>
          </draw:line>
          <draw:custom-shape draw:style-name="gr19" draw:text-style-name="P16" draw:layer="layout" svg:width="2.018cm" svg:height="0.6cm" svg:x="20.99cm" svg:y="5.5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3" draw:layer="layout" svg:x1="21.778cm" svg:y1="3.917cm" svg:x2="27.812cm" svg:y2="4.017cm" draw:start-shape="id18" draw:start-glue-point="0" draw:end-shape="id19" draw:end-glue-point="0" svg:d="M21778 3917v-518h6034v618" svg:viewBox="0 0 6035 619">
            <text:p/>
          </draw:connector>
          <draw:line draw:style-name="gr4" draw:text-style-name="P7" draw:layer="layout" svg:x1="23.3cm" svg:y1="2.9cm" svg:x2="23.3cm" svg:y2="3.4cm">
            <text:p/>
          </draw:line>
          <draw:custom-shape draw:style-name="gr26" draw:text-style-name="P21" draw:layer="layout" svg:width="7.228cm" svg:height="0.4cm" svg:x="21.8cm" svg:y="7.6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30.9cm" svg:height="8cm" svg:x="-1.2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draw:custom-shape draw:style-name="gr21" draw:text-style-name="P11" draw:layer="layout" svg:width="4cm" svg:height="0.7cm" svg:x="12.568cm" svg:y="4cm">
          <text:p text:style-name="P3"><text:span text:style-name="T5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22cm" svg:y1="5.717cm" svg:x2="16.056cm" svg:y2="5.717cm" draw:start-shape="id20" draw:start-glue-point="0" draw:end-shape="id21" svg:d="M10022 5717v-518h6034v518" svg:viewBox="0 0 6035 519">
          <text:p/>
        </draw:connector>
        <draw:frame draw:style-name="gr15" draw:text-style-name="P13" draw:layer="layout" svg:width="0.502cm" svg:height="1.195cm" svg:x="12.692cm" svg:y="4.3cm">
          <draw:text-box>
            <text:p/>
          </draw:text-box>
        </draw:frame>
        <draw:custom-shape draw:style-name="gr22" draw:text-style-name="P18" draw:layer="layout" svg:width="2.018cm" svg:height="0.6cm" svg:x="9.275cm" svg:y="7.301cm">
          <text:p text:style-name="P3"><text:span text:style-name="T7">Аудит</text:span></text:p>
          <text:p text:style-name="P3"><text:span text:style-name="T7">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018cm" svg:height="0.898cm" svg:x="9.276cm" svg:y="8.102cm">
          <text:p text:style-name="P3"><text:span text:style-name="T7">Аудит</text:span></text:p>
          <text:p text:style-name="P3"><text:span text:style-name="T7">безопасности.</text:span></text:p>
          <text:p text:style-name="P3"><text:span text:style-name="T7">Програм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8.977cm" svg:y1="8.565cm" svg:x2="8.977cm" svg:y2="6.484cm">
          <text:p/>
        </draw:line>
        <draw:line draw:style-name="gr24" draw:text-style-name="P19" draw:layer="layout" svg:x1="8.975cm" svg:y1="7.601cm" svg:x2="9.275cm" svg:y2="7.601cm">
          <text:p/>
        </draw:line>
        <draw:line draw:style-name="gr24" draw:text-style-name="P19" draw:layer="layout" svg:x1="8.975cm" svg:y1="8.555cm" svg:x2="9.275cm" svg:y2="8.555cm">
          <text:p/>
        </draw:line>
        <draw:line draw:style-name="gr17" draw:text-style-name="P7" draw:layer="layout" svg:x1="18.015cm" svg:y1="6.487cm" svg:x2="18.015cm" svg:y2="8.413cm">
          <text:p/>
        </draw:line>
        <draw:line draw:style-name="gr25" draw:text-style-name="P20" draw:layer="layout" svg:x1="18.015cm" svg:y1="7.601cm" svg:x2="18.315cm" svg:y2="7.601cm">
          <text:p/>
        </draw:line>
        <draw:line draw:style-name="gr25" draw:text-style-name="P20" draw:layer="layout" svg:x1="18.015cm" svg:y1="8.401cm" svg:x2="18.315cm" svg:y2="8.401cm">
          <text:p/>
        </draw:line>
        <draw:custom-shape draw:style-name="gr19" draw:text-style-name="P16" draw:layer="layout" svg:width="2.018cm" svg:height="0.6cm" svg:x="18.312cm" svg:y="7.302cm">
          <text:p text:style-name="P3"><text:span text:style-name="T7">Командир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2.018cm" svg:height="0.6cm" svg:x="18.313cm" svg:y="8.103cm">
          <text:p text:style-name="P3"><text:span text:style-name="T7">От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4.992cm" svg:y1="6.5cm" svg:x2="14.992cm" svg:y2="7.614cm">
          <text:p/>
        </draw:line>
        <draw:line draw:style-name="gr25" draw:text-style-name="P20" draw:layer="layout" svg:x1="14.992cm" svg:y1="7.602cm" svg:x2="15.292cm" svg:y2="7.602cm">
          <text:p/>
        </draw:line>
        <draw:custom-shape draw:style-name="gr19" draw:text-style-name="P16" draw:layer="layout" svg:width="2.018cm" svg:height="0.6cm" svg:x="15.289cm" svg:y="7.303cm">
          <text:p text:style-name="P3"><text:span text:style-name="T7">Заявка на</text:span></text:p>
          <text:p text:style-name="P3"><text:span text:style-name="T7">делегиро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1.969cm" svg:y1="6.501cm" svg:x2="11.969cm" svg:y2="7.615cm">
          <text:p/>
        </draw:line>
        <draw:line draw:style-name="gr25" draw:text-style-name="P20" draw:layer="layout" svg:x1="11.969cm" svg:y1="7.603cm" svg:x2="12.269cm" svg:y2="7.603cm">
          <text:p/>
        </draw:line>
        <draw:custom-shape draw:style-name="gr19" draw:text-style-name="P16" draw:layer="layout" svg:width="2.018cm" svg:height="0.6cm" svg:x="12.266cm" svg:y="7.304cm">
          <text:p text:style-name="P3"><text:span text:style-name="T7">Внутренний</text:span></text:p>
          <text:p text:style-name="P3"><text:span text:style-name="T7">докум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966cm" svg:y1="5.717cm" svg:x2="19.088cm" svg:y2="5.817cm" draw:start-shape="id22" draw:start-glue-point="0" svg:d="M12966 5717v-518h6122v618" svg:viewBox="0 0 6123 619">
          <text:p/>
        </draw:connector>
        <draw:line draw:style-name="gr4" draw:text-style-name="P7" draw:layer="layout" svg:x1="14.576cm" svg:y1="4.7cm" svg:x2="14.576cm" svg:y2="5.2cm">
          <text:p/>
        </draw:line>
        <draw:custom-shape draw:style-name="gr26" draw:text-style-name="P21" draw:layer="layout" svg:width="7.228cm" svg:height="0.4cm" svg:x="13.076cm" svg:y="9.4cm">
          <text:p text:style-name="P3"><text:span text:style-name="T8">Специалист по промышленной 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20" draw:id="id20" draw:layer="layout" svg:width="2.445cm" svg:height="0.782cm" svg:x="8.8cm" svg:y="5.717cm">
          <text:p text:style-name="P3"><text:span text:style-name="T4">Ауд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22" draw:id="id22" draw:layer="layout" svg:width="2.733cm" svg:height="0.782cm" svg:x="11.6cm" svg:y="5.717cm">
          <text:p text:style-name="P3"><text:span text:style-name="T4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21" draw:id="id21" draw:layer="layout" svg:width="2.445cm" svg:height="0.782cm" svg:x="14.834cm" svg:y="5.717cm">
          <text:p text:style-name="P3"><text:span text:style-name="T4">Внутренние</text:span></text:p>
          <text:p text:style-name="P3"><text:span text:style-name="T4">серви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45cm" svg:height="0.782cm" svg:x="17.851cm" svg:y="5.717cm">
          <text:p text:style-name="P3"><text:span text:style-name="T4">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" draw:layer="layout" svg:width="1.895cm" svg:height="2.221cm" svg:x="10.101cm" svg:y="13.986cm">
          <draw:image xlink:href="Pictures/1000A8A4000010B10000138F8D72D08E7BD22A1A.svg" xlink:type="simple" xlink:show="embed" xlink:actuate="onLoad">
            <text:p/>
          </draw:image>
          <draw:image xlink:href="Pictures/100002010000007E00000094A7F27CC668209847.png" xlink:type="simple" xlink:show="embed" xlink:actuate="onLoad"/>
        </draw:frame>
        <draw:frame draw:style-name="gr30" draw:text-style-name="P3" draw:layer="layout" svg:width="1.282cm" svg:height="1.761cm" svg:x="14.4cm" svg:y="13.539cm">
          <draw:image xlink:href="Pictures/100022C000000F4F000015069FFCAEAB1ED3A365.svg" xlink:type="simple" xlink:show="embed" xlink:actuate="onLoad">
            <text:p/>
          </draw:image>
          <draw:image xlink:href="Pictures/10000201000000740000009FCD918047722C2375.png" xlink:type="simple" xlink:show="embed" xlink:actuate="onLoad"/>
        </draw:frame>
        <draw:frame draw:style-name="gr30" draw:text-style-name="P3" draw:layer="layout" svg:width="2.004cm" svg:height="2.402cm" svg:x="5.996cm" svg:y="13.9cm">
          <draw:image xlink:href="Pictures/1000A30400001A5D00001F990C760B2498CFFABB.svg" xlink:type="simple" xlink:show="embed" xlink:actuate="onLoad">
            <text:p/>
          </draw:image>
          <draw:image xlink:href="Pictures/10000201000000C7000000EFC4E440FAFBF98514.png" xlink:type="simple" xlink:show="embed" xlink:actuate="onLoad"/>
        </draw:frame>
      </draw:page>
      <draw:page draw:name="page4" draw:style-name="dp1" draw:master-page-name="Обычный">
        <draw:custom-shape draw:style-name="gr31" draw:text-style-name="P22" xml:id="id27" draw:id="id27" draw:layer="layout" svg:width="15.4cm" svg:height="4cm" svg:x="10cm" svg:y="3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xml:id="id29" draw:id="id29" draw:layer="layout" svg:width="18.4cm" svg:height="5.3cm" svg:x="3.8cm" svg:y="3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25" draw:id="id25" draw:layer="layout" svg:width="2.445cm" svg:height="0.782cm" svg:x="4.252cm" svg:y="4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322cm" svg:height="0.573cm" svg:x="4.328cm" svg:y="4.231cm">
          <draw:text-box>
            <text:p text:style-name="P3"><text:span text:style-name="T4">Контрагенты</text:span></text:p>
          </draw:text-box>
        </draw:frame>
        <draw:custom-shape draw:style-name="gr33" draw:text-style-name="P24" xml:id="id23" draw:id="id23" draw:layer="layout" svg:width="4cm" svg:height="0.699cm" svg:x="12.6cm" svg:y="2cm">
          <text:p text:style-name="P3"><text:span text:style-name="T5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445cm" svg:height="0.782cm" svg:x="7.269cm" svg:y="4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322cm" svg:height="0.573cm" svg:x="7.345cm" svg:y="4.229cm">
          <draw:text-box>
            <text:p text:style-name="P3"><text:span text:style-name="T4">Закупки</text:span></text:p>
          </draw:text-box>
        </draw:frame>
        <draw:connector draw:style-name="gr4" draw:text-style-name="P7" draw:layer="layout" draw:type="line" svg:x1="14.6cm" svg:y1="2.699cm" svg:x2="14.593cm" svg:y2="4.117cm" draw:start-shape="id23" draw:start-glue-point="2" draw:end-shape="id24" draw:end-glue-point="0" svg:d="M14600 2699l-7 1418" svg:viewBox="0 0 8 1419">
          <text:p/>
        </draw:connector>
        <draw:connector draw:style-name="gr5" draw:text-style-name="P3" draw:layer="layout" svg:x1="5.474cm" svg:y1="4.112cm" svg:x2="23.69cm" svg:y2="4.117cm" draw:start-shape="id25" draw:start-glue-point="0" draw:end-shape="id26" draw:end-glue-point="0" svg:d="M5474 4112v-518h18216v523" svg:viewBox="0 0 18217 524">
          <text:p/>
        </draw:connector>
        <draw:frame draw:style-name="gr15" draw:text-style-name="P13" draw:layer="layout" svg:width="0.502cm" svg:height="1.195cm" svg:x="11.017cm" svg:y="2.499cm">
          <draw:text-box>
            <text:p/>
          </draw:text-box>
        </draw:frame>
        <draw:custom-shape draw:style-name="gr16" draw:text-style-name="P14" draw:layer="layout" svg:width="2.018cm" svg:height="0.6cm" svg:x="7.744cm" svg:y="5.7cm">
          <text:p text:style-name="P3"><text:span text:style-name="T7">Заявка</text:span></text:p>
          <text:p text:style-name="P3"><text:span text:style-name="T7">на контракт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2.018cm" svg:height="0.6cm" svg:x="7.745cm" svg:y="6.501cm">
          <text:p text:style-name="P3"><text:span text:style-name="T7">Контракт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2.018cm" svg:height="0.6cm" svg:x="7.746cm" svg:y="7.302cm">
          <text:p text:style-name="P3"><text:span text:style-name="T7">Дополнительное</text:span></text:p>
          <text:p text:style-name="P3"><text:span text:style-name="T7">соглашение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7.444cm" svg:y1="4.9cm" svg:x2="7.444cm" svg:y2="7.6cm">
          <text:p/>
        </draw:line>
        <draw:line draw:style-name="gr18" draw:text-style-name="P15" draw:layer="layout" svg:x1="7.444cm" svg:y1="6cm" svg:x2="7.744cm" svg:y2="6cm">
          <text:p/>
        </draw:line>
        <draw:line draw:style-name="gr18" draw:text-style-name="P15" draw:layer="layout" svg:x1="7.444cm" svg:y1="6.8cm" svg:x2="7.744cm" svg:y2="6.8cm">
          <text:p/>
        </draw:line>
        <draw:line draw:style-name="gr18" draw:text-style-name="P15" draw:layer="layout" svg:x1="7.444cm" svg:y1="7.6cm" svg:x2="7.744cm" svg:y2="7.6cm">
          <text:p/>
        </draw:line>
        <draw:line draw:style-name="gr17" draw:text-style-name="P7" draw:layer="layout" svg:x1="4.397cm" svg:y1="4.887cm" svg:x2="4.397cm" svg:y2="6.813cm">
          <text:p/>
        </draw:line>
        <draw:line draw:style-name="gr18" draw:text-style-name="P15" draw:layer="layout" svg:x1="4.397cm" svg:y1="6.001cm" svg:x2="4.697cm" svg:y2="6.001cm">
          <text:p/>
        </draw:line>
        <draw:line draw:style-name="gr18" draw:text-style-name="P15" draw:layer="layout" svg:x1="4.397cm" svg:y1="6.801cm" svg:x2="4.697cm" svg:y2="6.801cm">
          <text:p/>
        </draw:line>
        <draw:custom-shape draw:style-name="gr16" draw:text-style-name="P14" draw:layer="layout" svg:width="2.018cm" svg:height="0.6cm" svg:x="4.694cm" svg:y="5.702cm">
          <text:p text:style-name="P3"><text:span text:style-name="T7">Организация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2.018cm" svg:height="0.6cm" svg:x="4.695cm" svg:y="6.503cm">
          <text:p text:style-name="P3"><text:span text:style-name="T7">Досье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30" draw:id="id30" draw:layer="layout" svg:width="4.058cm" svg:height="0.4cm" svg:x="5.142cm" svg:y="10.5cm">
          <text:p text:style-name="P3"><text:span text:style-name="T8">Специалист по закупкам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26" draw:id="id26" draw:layer="layout" svg:width="2.445cm" svg:height="0.782cm" svg:x="22.468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322cm" svg:height="0.573cm" svg:x="22.544cm" svg:y="4.217cm">
          <draw:text-box>
            <text:p text:style-name="P3"><text:span text:style-name="T4">Аудиты</text:span></text:p>
          </draw:text-box>
        </draw:frame>
        <draw:custom-shape draw:style-name="gr34" draw:text-style-name="P25" xml:id="id24" draw:id="id24" draw:layer="layout" svg:width="2.701cm" svg:height="0.782cm" svg:x="13.243cm" svg:y="4.117cm">
          <text:p text:style-name="P3"><text:span text:style-name="T9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445cm" svg:height="0.782cm" svg:x="16.453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2.322cm" svg:height="0.9cm" svg:x="16.529cm" svg:y="4.061cm">
          <draw:text-box>
            <text:p text:style-name="P3"><text:span text:style-name="T4">Внутренние</text:span></text:p>
            <text:p text:style-name="P3"><text:span text:style-name="T4">сервисы</text:span></text:p>
          </draw:text-box>
        </draw:frame>
        <draw:custom-shape draw:style-name="gr9" draw:text-style-name="P9" draw:layer="layout" svg:width="2.445cm" svg:height="0.782cm" svg:x="10.27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2.322cm" svg:height="0.573cm" svg:x="10.346cm" svg:y="4.217cm">
          <draw:text-box>
            <text:p text:style-name="P3"><text:span text:style-name="T6">Встречи</text:span></text:p>
          </draw:text-box>
        </draw:frame>
        <draw:frame draw:style-name="gr15" draw:text-style-name="P13" draw:layer="layout" svg:width="0.502cm" svg:height="1.195cm" svg:x="23.116cm" svg:y="2.5cm">
          <draw:text-box>
            <text:p/>
          </draw:text-box>
        </draw:frame>
        <draw:custom-shape draw:style-name="gr22" draw:text-style-name="P18" draw:layer="layout" svg:width="2.018cm" svg:height="0.6cm" svg:x="22.943cm" svg:y="5.701cm">
          <text:p text:style-name="P3"><text:span text:style-name="T7">Аудит</text:span></text:p>
          <text:p text:style-name="P3"><text:span text:style-name="T7">безопасности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018cm" svg:height="0.898cm" svg:x="22.944cm" svg:y="6.502cm">
          <text:p text:style-name="P3"><text:span text:style-name="T7">Аудит</text:span></text:p>
          <text:p text:style-name="P3"><text:span text:style-name="T7">безопасности.</text:span></text:p>
          <text:p text:style-name="P3"><text:span text:style-name="T7">Программ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22.645cm" svg:y1="6.965cm" svg:x2="22.645cm" svg:y2="4.884cm">
          <text:p/>
        </draw:line>
        <draw:line draw:style-name="gr24" draw:text-style-name="P19" draw:layer="layout" svg:x1="22.643cm" svg:y1="6.001cm" svg:x2="22.943cm" svg:y2="6.001cm">
          <text:p/>
        </draw:line>
        <draw:line draw:style-name="gr24" draw:text-style-name="P19" draw:layer="layout" svg:x1="22.643cm" svg:y1="6.955cm" svg:x2="22.943cm" svg:y2="6.955cm">
          <text:p/>
        </draw:line>
        <draw:line draw:style-name="gr17" draw:text-style-name="P7" draw:layer="layout" svg:x1="10.434cm" svg:y1="4.887cm" svg:x2="10.434cm" svg:y2="6.813cm">
          <text:p/>
        </draw:line>
        <draw:line draw:style-name="gr25" draw:text-style-name="P20" draw:layer="layout" svg:x1="10.434cm" svg:y1="6.001cm" svg:x2="10.734cm" svg:y2="6.001cm">
          <text:p/>
        </draw:line>
        <draw:line draw:style-name="gr25" draw:text-style-name="P20" draw:layer="layout" svg:x1="10.434cm" svg:y1="6.801cm" svg:x2="10.734cm" svg:y2="6.801cm">
          <text:p/>
        </draw:line>
        <draw:custom-shape draw:style-name="gr19" draw:text-style-name="P16" draw:layer="layout" svg:width="2.018cm" svg:height="0.6cm" svg:x="10.731cm" svg:y="5.702cm">
          <text:p text:style-name="P3"><text:span text:style-name="T7">Протокол</text:span></text:p>
          <text:p text:style-name="P3"><text:span text:style-name="T7">совещания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2.018cm" svg:height="0.6cm" svg:x="10.732cm" svg:y="6.503cm">
          <text:p text:style-name="P3"><text:span text:style-name="T7">Мероприятие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6.611cm" svg:y1="4.9cm" svg:x2="16.611cm" svg:y2="6.014cm">
          <text:p/>
        </draw:line>
        <draw:line draw:style-name="gr25" draw:text-style-name="P20" draw:layer="layout" svg:x1="16.611cm" svg:y1="6.002cm" svg:x2="16.911cm" svg:y2="6.002cm">
          <text:p/>
        </draw:line>
        <draw:custom-shape draw:style-name="gr19" draw:text-style-name="P16" draw:layer="layout" svg:width="2.018cm" svg:height="0.6cm" svg:x="16.908cm" svg:y="5.703cm">
          <text:p text:style-name="P3"><text:span text:style-name="T7">Заявка на</text:span></text:p>
          <text:p text:style-name="P3"><text:span text:style-name="T7">делегирование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3.437cm" svg:y1="4.901cm" svg:x2="13.437cm" svg:y2="6.015cm">
          <text:p/>
        </draw:line>
        <draw:line draw:style-name="gr25" draw:text-style-name="P20" draw:layer="layout" svg:x1="13.437cm" svg:y1="6.003cm" svg:x2="13.737cm" svg:y2="6.003cm">
          <text:p/>
        </draw:line>
        <draw:custom-shape draw:style-name="gr19" draw:text-style-name="P16" draw:layer="layout" svg:width="2.018cm" svg:height="0.6cm" svg:x="13.734cm" svg:y="5.704cm">
          <text:p text:style-name="P3"><text:span text:style-name="T7">Внутренний</text:span></text:p>
          <text:p text:style-name="P3"><text:span text:style-name="T7">документ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28" draw:id="id28" draw:layer="layout" svg:width="7.228cm" svg:height="0.4cm" svg:x="18.2cm" svg:y="10.5cm">
          <text:p text:style-name="P3"><text:span text:style-name="T8">Специалист по промышленной безопасности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445cm" svg:height="0.782cm" svg:x="19.469cm" svg:y="4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2.322cm" svg:height="0.573cm" svg:x="19.545cm" svg:y="4.216cm">
          <draw:text-box>
            <text:p text:style-name="P3"><text:span text:style-name="T6">HR</text:span></text:p>
          </draw:text-box>
        </draw:frame>
        <draw:line draw:style-name="gr17" draw:text-style-name="P7" draw:layer="layout" svg:x1="19.633cm" svg:y1="4.886cm" svg:x2="19.633cm" svg:y2="6.812cm">
          <text:p/>
        </draw:line>
        <draw:line draw:style-name="gr25" draw:text-style-name="P20" draw:layer="layout" svg:x1="19.633cm" svg:y1="6cm" svg:x2="19.933cm" svg:y2="6cm">
          <text:p/>
        </draw:line>
        <draw:line draw:style-name="gr25" draw:text-style-name="P20" draw:layer="layout" svg:x1="19.633cm" svg:y1="6.8cm" svg:x2="19.933cm" svg:y2="6.8cm">
          <text:p/>
        </draw:line>
        <draw:custom-shape draw:style-name="gr19" draw:text-style-name="P16" draw:layer="layout" svg:width="2.018cm" svg:height="0.6cm" svg:x="19.93cm" svg:y="5.701cm">
          <text:p text:style-name="P3"><text:span text:style-name="T7">Командировк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2.018cm" svg:height="0.6cm" svg:x="19.931cm" svg:y="6.502cm">
          <text:p text:style-name="P3"><text:span text:style-name="T7">Отпуск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8.5cm" svg:y1="3.6cm" svg:x2="8.5cm" svg:y2="4.1cm">
          <text:p/>
        </draw:line>
        <draw:line draw:style-name="gr4" draw:text-style-name="P7" draw:layer="layout" svg:x1="11.491cm" svg:y1="3.6cm" svg:x2="11.491cm" svg:y2="4.1cm">
          <text:p/>
        </draw:line>
        <draw:line draw:style-name="gr4" draw:text-style-name="P7" draw:layer="layout" svg:x1="20.691cm" svg:y1="3.6cm" svg:x2="20.691cm" svg:y2="4.1cm">
          <text:p/>
        </draw:line>
        <draw:line draw:style-name="gr4" draw:text-style-name="P7" draw:layer="layout" svg:x1="17.7cm" svg:y1="3.6cm" svg:x2="17.7cm" svg:y2="4.1cm">
          <text:p/>
        </draw:line>
        <draw:connector draw:style-name="gr35" draw:text-style-name="P7" draw:layer="layout" draw:type="curve" svg:x1="17.7cm" svg:y1="7.8cm" svg:x2="21.814cm" svg:y2="10.5cm" draw:start-shape="id27" draw:start-glue-point="2" draw:end-shape="id28" draw:end-glue-point="0" svg:d="M17700 7800c0 2046 4114 696 4114 2700" svg:viewBox="0 0 4115 2701">
          <text:p/>
        </draw:connector>
        <draw:connector draw:style-name="gr36" draw:text-style-name="P7" draw:layer="layout" draw:type="curve" svg:x1="13cm" svg:y1="8.4cm" svg:x2="7.171cm" svg:y2="10.5cm" draw:start-shape="id29" draw:start-glue-point="2" draw:end-shape="id30" draw:end-glue-point="0" svg:d="M13000 8400c0 1596-5829 546-5829 2100" svg:viewBox="0 0 5830 2101">
          <text:p/>
        </draw:connector>
        <draw:custom-shape draw:style-name="gr37" draw:text-style-name="P7" draw:layer="layout" svg:width="23.8cm" svg:height="10.1cm" svg:x="2.7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" draw:layer="layout" svg:width="2.705cm" svg:height="2.943cm" svg:x="5.198cm" svg:y="7.45cm">
          <draw:image xlink:href="Pictures/10000201000001330000014E2D5F11A663569725.png" xlink:type="simple" xlink:show="embed" xlink:actuate="onLoad">
            <text:p/>
          </draw:image>
        </draw:frame>
        <draw:frame draw:style-name="gr30" draw:text-style-name="P3" draw:layer="layout" svg:width="2.299cm" svg:height="3.093cm" svg:x="21.901cm" svg:y="7.407cm">
          <draw:image xlink:href="Pictures/100002010000010D0000016A0304FDB753EF9AD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0:01:13.611621384</meta:creation-date>
    <dc:date>2018-01-26T16:57:44.128798389</dc:date>
    <meta:editing-duration>PT2H13M31S</meta:editing-duration>
    <meta:editing-cycles>19</meta:editing-cycles>
    <meta:generator>LibreOffice/5.1.6.2$Linux_X86_64 LibreOffice_project/10m0$Build-2</meta:generator>
    <meta:document-statistic meta:object-count="188"/>
  </office:meta>
</office:document-meta>
</file>